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Calibri1" svg:font-family="Calibri" style:font-family-generic="roman" style:font-pitch="variable"/>
    <style:font-face style:name="Calibri2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objectwithoutfill">
      <style:graphic-properties draw:stroke="solid" svg:stroke-color="#ff0000" draw:fill="solid" draw:textarea-vertical-align="middle"/>
    </style:style>
    <style:style style:name="gr3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objectwithoutfill">
      <style:graphic-properties draw:stroke="dash" draw:stroke-dash="Dot" draw:marker-end="Symmetric_20_Arrow" draw:marker-end-width="0.3cm" draw:fill="solid" draw:textarea-vertical-align="middle"/>
      <style:paragraph-properties style:writing-mode="lr-tb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25cm" fo:min-width="0.5cm"/>
      <style:paragraph-properties style:writing-mode="lr-tb"/>
    </style:style>
    <style:style style:name="gr8" style:family="graphic" style:parent-style-name="objectwithoutfill">
      <style:graphic-properties draw:stroke="dash" draw:stroke-dash="Dot" svg:stroke-color="#000000" draw:marker-end="Symmetric_20_Arrow" draw:marker-end-width="0.3cm" draw:fill="solid" draw:textarea-vertical-align="middle"/>
      <style:paragraph-properties style:writing-mode="lr-tb"/>
    </style:style>
    <style:style style:name="gr9" style:family="graphic" style:parent-style-name="objectwithoutfill">
      <style:graphic-properties draw:stroke="dash" draw:stroke-dash="Dot" svg:stroke-color="#000000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Dot" svg:stroke-color="#2a6099" draw:marker-end="Symmetric_20_Arrow" draw:marker-end-width="0.3cm" draw:fill="solid" draw:textarea-vertical-align="middle"/>
    </style:style>
    <style:style style:name="P1" style:family="paragraph">
      <style:paragraph-properties fo:text-align="start" style:writing-mode="lr-tb"/>
      <style:text-properties fo:color="#2a6099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4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style:font-name="Calibri3"/>
    </style:style>
    <style:style style:name="P9" style:family="paragraph">
      <style:paragraph-properties fo:text-align="center" style:writing-mode="lr-tb"/>
      <style:text-properties fo:color="#ff0000" fo:font-weight="bold" style:font-weight-asian="bold" style:font-weight-complex="bold"/>
    </style:style>
    <style:style style:name="P10" style:family="paragraph">
      <loext:graphic-properties draw:fill-color="#000000"/>
      <style:paragraph-properties fo:text-align="center" style:writing-mode="lr-tb"/>
      <style:text-properties fo:color="#808080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/>
      <style:paragraph-properties fo:text-align="center" style:writing-mode="lr-tb"/>
      <style:text-properties style:use-window-font-color="true" fo:font-size="9pt" style:font-size-asian="9pt" style:font-size-complex="9pt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000000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solid"/>
      <style:paragraph-properties fo:text-align="center" style:writing-mode="lr-tb"/>
      <style:text-properties style:use-window-font-color="true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fo:font-weight="bold" style:font-weight-asian="bold" style:font-weight-complex="bold"/>
    </style:style>
    <style:style style:name="P18" style:family="paragraph">
      <loext:graphic-properties draw:fill-color="#000000"/>
      <style:paragraph-properties fo:text-align="center" style:writing-mode="lr-tb"/>
      <style:text-properties fo:color="#808080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position="0% 100%" fo:font-weight="bold" style:font-weight-asian="bold" style:font-weight-complex="bold"/>
    </style:style>
    <style:style style:name="T3" style:family="text">
      <style:text-properties fo:color="#000000" style:text-position="-33% 58%" fo:font-weight="bold" style:font-weight-asian="bold" style:font-weight-complex="bold"/>
    </style:style>
    <style:style style:name="T4" style:family="text">
      <style:text-properties style:font-name="Calibri3" style:font-name-asian="Liberation Sans2" style:font-name-complex="Liberation Sans2"/>
    </style:style>
    <style:style style:name="T5" style:family="text">
      <style:text-properties style:text-position="-33% 58%" style:font-name="Calibri3" style:font-name-asian="Liberation Sans2" style:font-name-complex="Liberation Sans2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text-position="-33% 58%" fo:font-weight="bold" style:font-weight-asian="bold" style:font-weight-complex="bold"/>
    </style:style>
    <style:style style:name="T8" style:family="text">
      <style:text-properties style:use-window-font-color="true" style:font-name="Calibri3" fo:font-size="9pt" style:font-name-asian="Liberation Sans2" style:font-size-asian="9pt" style:font-name-complex="Liberation Sans2" style:font-size-complex="9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alibri3" fo:font-size="9pt" fo:font-style="normal" fo:text-shadow="none" style:text-underline-style="none" fo:font-weight="normal" style:letter-kerning="true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libri3" fo:font-size="9pt" fo:font-style="normal" fo:text-shadow="none" style:text-underline-style="none" fo:font-weight="normal" style:letter-kerning="true" style:font-name-asian="Liberation Sans2" style:font-size-asian="9pt" style:font-style-asian="normal" style:font-weight-asian="normal" style:font-name-complex="Liberation 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13.1cm" svg:y="0.6cm">
          <text:p text:style-name="P1">Durchlauf 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3.1cm" svg:y="2.1cm">
          <text:p text:style-name="P1">Durchlauf <text:span text:style-name="T1">k+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3.1cm" svg:y="3.6cm">
          <text:p text:style-name="P1">Durchlauf <text:span text:style-name="T1">k+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1cm" svg:y1="2.1cm" svg:x2="11.1cm" svg:y2="3.1cm">
          <text:p/>
        </draw:line>
        <draw:line draw:style-name="gr2" draw:text-style-name="P2" draw:layer="layout" svg:x1="11.1cm" svg:y1="3.6cm" svg:x2="11.1cm" svg:y2="4.6cm">
          <text:p/>
        </draw:line>
        <draw:line draw:style-name="gr2" draw:text-style-name="P2" draw:layer="layout" svg:x1="11.1cm" svg:y1="0.6cm" svg:x2="11.1cm" svg:y2="1.6cm">
          <text:p/>
        </draw:line>
        <draw:custom-shape draw:style-name="gr3" draw:text-style-name="P4" xml:id="id1" draw:id="id1" draw:layer="layout" svg:width="0.25cm" svg:height="0.25cm" svg:x="0.475cm" svg:y="0.975cm">
          <text:p text:style-name="P3"><text:span text:style-name="T2">x</text:span><text:span text:style-name="T3">k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0.25cm" svg:height="0.25cm" svg:x="4.475cm" svg:y="0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cm" svg:height="0.25cm" svg:x="8.475cm" svg:y="0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5cm" svg:height="0.25cm" svg:x="12.475cm" svg:y="0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type="line" svg:x1="0.725cm" svg:y1="1.1cm" svg:x2="4.475cm" svg:y2="1.1cm" draw:start-shape="id1" draw:start-glue-point="10" draw:end-shape="id2" draw:end-glue-point="6" svg:d="M725 1100h3750" svg:viewBox="0 0 3751 1">
          <text:p text:style-name="P7"><text:span text:style-name="T4"/></text:p>
          <text:p text:style-name="P7"><text:span text:style-name="T4"/></text:p>
          <text:p text:style-name="P7"><text:span text:style-name="T4">Δx</text:span><text:span text:style-name="T5">k</text:span></text:p>
        </draw:connector>
        <draw:custom-shape draw:style-name="gr7" draw:text-style-name="P9" draw:layer="layout" svg:width="1cm" svg:height="0.5cm" svg:x="10.6cm" svg:y="0.1cm">
          <text:p text:style-name="P9"><text:span text:style-name="T6">T</text:span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0.25cm" svg:height="0.25cm" svg:x="9.475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7" draw:id="id7" draw:layer="layout" svg:width="0.25cm" svg:height="0.25cm" svg:x="10.475cm" svg:y="2.4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cm" svg:height="0.25cm" svg:x="11.475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line" svg:x1="8.725cm" svg:y1="2.6cm" svg:x2="9.475cm" svg:y2="2.6cm" draw:start-shape="id3" draw:start-glue-point="10" draw:end-shape="id4" draw:end-glue-point="6" svg:d="M8725 2600h750" svg:viewBox="0 0 751 1">
          <text:p text:style-name="P7"><text:span text:style-name="T8"/></text:p>
          <text:p text:style-name="P11"><text:span text:style-name="T8"/></text:p>
          <text:p text:style-name="P11"><text:span text:style-name="T9">Δx</text:span><text:span text:style-name="T10">k+1</text:span></text:p>
        </draw:connector>
        <draw:connector draw:style-name="gr6" draw:text-style-name="P8" draw:layer="layout" draw:type="line" svg:x1="4.725cm" svg:y1="1.1cm" svg:x2="8.475cm" svg:y2="1.1cm" draw:start-shape="id2" draw:start-glue-point="10" draw:end-shape="id5" draw:end-glue-point="6" svg:d="M4725 1100h3750" svg:viewBox="0 0 3751 1">
          <text:p text:style-name="P7"><text:span text:style-name="T4"/></text:p>
          <text:p text:style-name="P7"><text:span text:style-name="T4"/></text:p>
          <text:p text:style-name="P7"><text:span text:style-name="T4">Δx</text:span><text:span text:style-name="T5">k</text:span></text:p>
        </draw:connector>
        <draw:connector draw:style-name="gr6" draw:text-style-name="P8" draw:layer="layout" draw:type="line" svg:x1="8.725cm" svg:y1="1.1cm" svg:x2="12.475cm" svg:y2="1.1cm" draw:start-shape="id5" draw:start-glue-point="10" draw:end-shape="id6" draw:end-glue-point="6" svg:d="M8725 1100h3750" svg:viewBox="0 0 3751 1">
          <text:p text:style-name="P7"><text:span text:style-name="T4"/></text:p>
          <text:p text:style-name="P7"><text:span text:style-name="T4"/></text:p>
          <text:p text:style-name="P7"><text:span text:style-name="T4">Δx</text:span><text:span text:style-name="T5">k</text:span></text:p>
        </draw:connector>
        <draw:custom-shape draw:style-name="gr5" draw:text-style-name="P14" xml:id="id3" draw:id="id3" draw:layer="layout" svg:width="0.25cm" svg:height="0.25cm" svg:x="8.475cm" svg:y="2.475cm">
          <text:p text:style-name="P13"><text:span text:style-name="T2">x</text:span><text:span text:style-name="T3">k+1</text:span></text:p>
          <text:p text:style-name="P13"><text:span text:style-name="T2"/></text:p>
          <text:p text:style-name="P1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line" svg:x1="9.725cm" svg:y1="2.6cm" svg:x2="10.475cm" svg:y2="2.6cm" draw:start-shape="id4" draw:start-glue-point="10" draw:end-shape="id7" draw:end-glue-point="6" svg:d="M9725 2600h750" svg:viewBox="0 0 751 1">
          <text:p text:style-name="P7"><text:span text:style-name="T11"/></text:p>
          <text:p text:style-name="P7"><text:span text:style-name="T11"/></text:p>
          <text:p text:style-name="P7"><text:span text:style-name="T11">Δx</text:span><text:span text:style-name="T12">k+1</text:span></text:p>
        </draw:connector>
        <draw:connector draw:style-name="gr9" draw:text-style-name="P16" draw:layer="layout" draw:type="line" svg:x1="10.725cm" svg:y1="2.6cm" svg:x2="11.475cm" svg:y2="2.6cm" draw:start-shape="id7" draw:start-glue-point="10" draw:end-shape="id8" draw:end-glue-point="6" svg:d="M10725 2600h750" svg:viewBox="0 0 751 1">
          <text:p/>
        </draw:connector>
        <draw:custom-shape draw:style-name="gr4" draw:text-style-name="P5" xml:id="id9" draw:id="id9" draw:layer="layout" svg:width="0.25cm" svg:height="0.25cm" svg:x="12.475cm" svg:y="2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line" svg:x1="11.725cm" svg:y1="2.6cm" svg:x2="12.475cm" svg:y2="2.6cm" draw:start-shape="id8" draw:start-glue-point="10" draw:end-shape="id9" draw:end-glue-point="6" svg:d="M11725 2600h750" svg:viewBox="0 0 751 1">
          <text:p text:style-name="P7"><text:span text:style-name="T11"/></text:p>
          <text:p text:style-name="P7"><text:span text:style-name="T11"/></text:p>
          <text:p text:style-name="P7"><text:span text:style-name="T11">Δx</text:span><text:span text:style-name="T12">k+1</text:span></text:p>
        </draw:connector>
        <draw:custom-shape draw:style-name="gr5" draw:text-style-name="P6" xml:id="id10" draw:id="id10" draw:layer="layout" svg:width="0.25cm" svg:height="0.25cm" svg:x="11.463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6" draw:layer="layout" draw:type="line" svg:x1="10.713cm" svg:y1="2.6cm" svg:x2="11.463cm" svg:y2="2.6cm" draw:end-shape="id10" draw:end-glue-point="6" svg:d="M10713 2600h750" svg:viewBox="0 0 751 1">
          <text:p/>
        </draw:connector>
        <draw:custom-shape draw:style-name="gr5" draw:text-style-name="P18" draw:layer="layout" svg:width="0.25cm" svg:height="0.25cm" svg:x="10.475cm" svg:y="3.975cm">
          <text:p text:style-name="P17"><text:span text:style-name="T2">x</text:span><text:span text:style-name="T3">k+2</text:span></text:p>
          <text:p text:style-name="P17"><text:span text:style-name="T2"/></text:p>
          <text:p text:style-name="P17"><text:span text:style-name="T2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10.737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10.72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10.97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11.22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cm" svg:height="0.25cm" svg:x="11.47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6cm" svg:y1="1.6cm" svg:x2="8.6cm" svg:y2="2.1cm">
          <text:p/>
        </draw:line>
        <draw:line draw:style-name="gr10" draw:text-style-name="P2" draw:layer="layout" svg:x1="10.6cm" svg:y1="3.1cm" svg:x2="10.6cm" svg:y2="3.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Calibri1" svg:font-family="Calibri" style:font-family-generic="roman" style:font-pitch="variable"/>
    <style:font-face style:name="Calibri2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Standard" style:font-family-generic="swiss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5.2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4T10:45:11.859000000</meta:creation-date>
    <dc:date>2020-07-14T11:16:37.660000000</dc:date>
    <meta:editing-duration>PT17M32S</meta:editing-duration>
    <meta:editing-cycles>14</meta:editing-cycles>
    <meta:generator>LibreOffice/6.4.4.2$Windows_X86_64 LibreOffice_project/3d775be2011f3886db32dfd395a6a6d1ca2630ff</meta:generator>
    <meta:document-statistic meta:object-count="33"/>
  </office:meta>
</office:document-meta>
</file>